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333333" draw:marker-start-width="0.321cm" draw:marker-end-width="0.321cm" draw:fill="solid" draw:fill-color="#ffffd7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svg:stroke-width="0.081cm" svg:stroke-color="#333333" draw:marker-start-width="0.321cm" draw:marker-end-width="0.321cm" draw:fill="solid" draw:fill-color="#ffffd7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81cm" svg:stroke-color="#333333" draw:marker-start-width="0.321cm" draw:marker-end-width="0.321cm" draw:fill="solid" draw:fill-color="#dee6ef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333333" draw:marker-start-width="0.321cm" draw:marker-end-width="0.321cm" draw:fill="solid" draw:fill-color="#dee6ef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2.802cm" fo:min-width="12.458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9.424cm" fo:min-width="4.73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4.317cm" fo:min-width="3.814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424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dee6ef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177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draw:stroke="none" draw:fill="none" fo:min-height="1.17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b4c7dc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ffd7" draw:opacity="100%" draw:textarea-horizontal-align="justify" draw:textarea-vertical-align="middle" draw:auto-grow-height="false" fo:min-height="0.724cm" fo:min-width="0.474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81cm" svg:stroke-color="#333333" draw:marker-start-width="0.321cm" draw:marker-end-width="0.321cm" draw:fill="none" draw:fill-color="#ffffd7" draw:opacity="100%" draw:textarea-horizontal-align="justify" draw:textarea-vertical-align="middle" draw:auto-grow-height="false" fo:min-height="6.124cm" fo:min-width="6.509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dee6ef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dee6ef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solid" draw:fill-color="#b4c7dc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 draw:fill-color="#ffff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ffff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2.667cm" svg:x="6.126cm" svg:y="1.844cm">
          <text:p text:style-name="P1">Livestock</text:p>
          <text:p text:style-name="P1">fac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191cm" svg:height="2.667cm" svg:x="12.226cm" svg:y="1.844cm">
          <text:p text:style-name="P1">Fertilizer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317cm" svg:y1="3.177cm" svg:x2="12.226cm" svg:y2="3.177cm" draw:start-shape="id1" draw:start-glue-point="1" draw:end-shape="id2" draw:end-glue-point="3" svg:d="M10317 3177h1909" svg:viewBox="0 0 1910 1">
          <text:p/>
        </draw:connector>
        <draw:custom-shape draw:style-name="gr4" draw:text-style-name="P4" xml:id="id3" draw:id="id3" draw:layer="layout" svg:width="4.191cm" svg:height="2.667cm" svg:x="6.126cm" svg:y="13.744cm">
          <text:p text:style-name="P1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191cm" svg:height="2.667cm" svg:x="12.252cm" svg:y="6.131cm">
          <text:p text:style-name="P1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8.221cm" svg:y1="4.511cm" svg:x2="8.221cm" svg:y2="13.744cm" draw:start-shape="id1" draw:start-glue-point="2" draw:end-shape="id3" draw:end-glue-point="0" svg:d="M8221 4511v9233" svg:viewBox="0 0 1 9234">
          <text:p/>
        </draw:connector>
        <draw:connector draw:style-name="gr3" draw:text-style-name="P3" draw:layer="layout" draw:type="curve" svg:x1="14.321cm" svg:y1="4.511cm" svg:x2="14.347cm" svg:y2="6.131cm" draw:start-shape="id2" draw:start-glue-point="2" draw:end-shape="id4" draw:end-glue-point="0" svg:d="M14321 4511c0 1215 26 405 26 1620" svg:viewBox="0 0 27 1621">
          <text:p/>
        </draw:connector>
        <draw:connector draw:style-name="gr3" draw:text-style-name="P3" draw:layer="layout" draw:type="curve" draw:line-skew="0.157cm" svg:x1="8.221cm" svg:y1="4.511cm" svg:x2="14.347cm" svg:y2="6.131cm" draw:start-shape="id1" draw:start-glue-point="2" draw:end-shape="id4" draw:end-glue-point="0" svg:d="M8221 4511c0 1450 6126 641 6126 1620" svg:viewBox="0 0 6127 1621">
          <text:p/>
        </draw:connector>
        <draw:connector draw:style-name="gr3" draw:text-style-name="P3" draw:layer="layout" draw:type="curve" draw:line-skew="-0.303cm" svg:x1="14.347cm" svg:y1="8.798cm" svg:x2="12.447cm" svg:y2="10.417cm" draw:start-shape="id4" draw:start-glue-point="2" draw:end-shape="id5" draw:end-glue-point="0" svg:d="M14347 8798c0 759-1900-50-1900 1619" svg:viewBox="0 0 1901 1620">
          <text:p/>
        </draw:connector>
        <draw:custom-shape draw:style-name="gr6" draw:text-style-name="P5" draw:layer="layout" svg:width="2.413cm" svg:height="1.397cm" svg:x="12.257cm" svg:y="14.786cm">
          <text:p text:style-name="P1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5" draw:id="id5" draw:layer="layout" svg:width="4.191cm" svg:height="2.667cm" svg:x="10.352cm" svg:y="10.417cm">
          <text:p text:style-name="P1">Nutrient</text:p>
          <text:p text:style-name="P1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2.447cm" svg:y1="13.084cm" svg:x2="10.317cm" svg:y2="15.077cm" draw:start-shape="id5" draw:start-glue-point="2" draw:end-shape="id3" draw:end-glue-point="1" svg:d="M12447 13084c0 1329-710 1993-2130 1993" svg:viewBox="0 0 2131 1994">
          <text:p/>
        </draw:connector>
        <draw:custom-shape draw:style-name="gr8" draw:text-style-name="P5" draw:layer="layout" svg:width="3.175cm" svg:height="2.032cm" svg:x="4.199cm" svg:y="10.611cm">
          <text:p text:style-name="P1">Direct</text:p>
          <text:p text:style-name="P1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.191cm" svg:height="2.667cm" svg:x="6.152cm" svg:y="18.617cm">
          <text:p text:style-name="P1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7" draw:id="id7" draw:layer="layout" svg:width="4.191cm" svg:height="2.667cm" svg:x="6.152cm" svg:y="22.217cm">
          <text:p text:style-name="P1">Algal</text:p>
          <text:p text:style-name="P1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8" draw:id="id8" draw:layer="layout" svg:width="4.191cm" svg:height="2.667cm" svg:x="1.152cm" svg:y="26.217cm">
          <text:p text:style-name="P1">Environmental</text:p>
          <text:p text:style-name="P1">harmful</text:p>
          <text:p text:style-name="P1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9" draw:id="id9" draw:layer="layout" svg:width="4.191cm" svg:height="2.667cm" svg:x="6.152cm" svg:y="26.217cm">
          <text:p text:style-name="P1">Human</text:p>
          <text:p text:style-name="P1">health</text:p>
          <text:p text:style-name="P1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0" draw:id="id10" draw:layer="layout" svg:width="4.191cm" svg:height="2.667cm" svg:x="11.152cm" svg:y="26.217cm">
          <text:p text:style-name="P1">Economic</text:p>
          <text:p text:style-name="P1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8.221cm" svg:y1="16.411cm" svg:x2="8.247cm" svg:y2="18.617cm" draw:start-shape="id3" draw:start-glue-point="2" draw:end-shape="id6" draw:end-glue-point="0" svg:d="M8221 16411c0 1654 26 552 26 2206" svg:viewBox="0 0 27 2207">
          <text:p/>
        </draw:connector>
        <draw:connector draw:style-name="gr3" draw:text-style-name="P3" draw:layer="layout" draw:type="curve" svg:x1="8.247cm" svg:y1="21.284cm" svg:x2="8.247cm" svg:y2="22.217cm" draw:start-shape="id6" draw:start-glue-point="2" draw:end-shape="id7" draw:end-glue-point="0" svg:d="M8247 21284v933" svg:viewBox="0 0 1 934">
          <text:p/>
        </draw:connector>
        <draw:connector draw:style-name="gr3" draw:text-style-name="P3" draw:layer="layout" draw:type="curve" svg:x1="8.247cm" svg:y1="24.884cm" svg:x2="3.247cm" svg:y2="26.217cm" draw:start-shape="id7" draw:start-glue-point="2" draw:end-shape="id8" draw:end-glue-point="0" svg:d="M8247 24884c0 999-5000 333-5000 1333" svg:viewBox="0 0 5001 1334">
          <text:p/>
        </draw:connector>
        <draw:connector draw:style-name="gr3" draw:text-style-name="P3" draw:layer="layout" draw:type="curve" svg:x1="8.247cm" svg:y1="24.884cm" svg:x2="8.247cm" svg:y2="26.217cm" draw:start-shape="id7" draw:start-glue-point="2" draw:end-shape="id9" draw:end-glue-point="0" svg:d="M8247 24884v1333" svg:viewBox="0 0 1 1334">
          <text:p/>
        </draw:connector>
        <draw:connector draw:style-name="gr3" draw:text-style-name="P3" draw:layer="layout" draw:type="curve" svg:x1="8.247cm" svg:y1="24.884cm" svg:x2="13.247cm" svg:y2="26.217cm" draw:start-shape="id7" draw:start-glue-point="2" draw:end-shape="id10" draw:end-glue-point="0" svg:d="M8247 24884c0 999 5000 333 5000 1333" svg:viewBox="0 0 5001 1334">
          <text:p/>
        </draw:connector>
        <draw:custom-shape draw:style-name="gr14" draw:text-style-name="P8" draw:layer="layout" svg:width="13.462cm" svg:height="3.556cm" svg:x="-22.496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5.97cm" svg:height="10.414cm" svg:x="-15.003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4.954cm" svg:height="5.207cm" svg:x="-17.289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6.985cm" svg:height="1.674cm" draw:transform="rotate (1.5707963267949) translate (1.943cm 12.102cm)">
          <draw:text-box>
            <text:p text:style-name="P9"><text:span text:style-name="T1">Scope of the work</text:span></text:p>
          </draw:text-box>
        </draw:frame>
        <draw:custom-shape draw:style-name="gr18" draw:text-style-name="P11" xml:id="id11" draw:id="id11" draw:layer="layout" svg:width="4.191cm" svg:height="2.667cm" svg:x="17.352cm" svg:y="10.417cm">
          <text:p text:style-name="P1">Plant upta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-0.266cm" svg:x1="14.347cm" svg:y1="8.798cm" svg:x2="19.447cm" svg:y2="10.417cm" draw:start-shape="id4" draw:start-glue-point="2" draw:end-shape="id11" draw:end-glue-point="0" svg:d="M14347 8798c0 814 5100 5 5100 1619" svg:viewBox="0 0 5101 1620">
          <text:p/>
        </draw:connector>
        <draw:polygon draw:style-name="gr19" draw:text-style-name="P12" draw:layer="layout" svg:width="15.493cm" svg:height="14.985cm" draw:transform="rotate (-1.5707963267949) translate (16.956cm 1.45099999999998cm)" svg:viewBox="0 0 15494 14986" draw:points="127,14986 1651,14986 15494,14986 15494,0 3683,0 3683,5715 0,5715 0,14986">
          <text:p/>
        </draw:polygon>
        <draw:g>
          <draw:custom-shape draw:style-name="gr20" draw:text-style-name="P6" draw:layer="layout" svg:width="1.168cm" svg:height="1.168cm" svg:x="14.612cm" svg:y="21.5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3" draw:layer="layout" svg:width="5.497cm" svg:height="1.427cm" svg:x="16.301cm" svg:y="21.456cm">
            <draw:text-box>
              <text:p><text:span text:style-name="T2">Intermediate effects of nutrient pollution</text:span></text:p>
            </draw:text-box>
          </draw:frame>
          <draw:custom-shape draw:style-name="gr22" draw:text-style-name="P7" draw:layer="layout" svg:width="1.168cm" svg:height="1.168cm" svg:x="14.612cm" svg:y="23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3" draw:layer="layout" svg:width="4.549cm" svg:height="1.427cm" svg:x="16.281cm" svg:y="23.049cm">
            <draw:text-box>
              <text:p><text:span text:style-name="T2">Final effects of nutrient pollution</text:span></text:p>
            </draw:text-box>
          </draw:frame>
          <draw:custom-shape draw:style-name="gr24" draw:text-style-name="P14" draw:layer="layout" svg:width="1.168cm" svg:height="1.168cm" svg:x="14.612cm" svg:y="19.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3" draw:layer="layout" svg:width="4.549cm" svg:height="1.427cm" svg:x="16.281cm" svg:y="19.821cm">
            <draw:text-box>
              <text:p><text:span text:style-name="T2">Elements storing nutrients</text:span></text:p>
            </draw:text-box>
          </draw:frame>
          <draw:custom-shape draw:style-name="gr25" draw:text-style-name="P15" draw:layer="layout" svg:width="1.168cm" svg:height="1.168cm" svg:x="14.612cm" svg:y="18.4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3" draw:layer="layout" svg:width="4.549cm" svg:height="0.963cm" svg:x="16.261cm" svg:y="18.555cm">
            <draw:text-box>
              <text:p><text:span text:style-name="T2">Nutrient inputs</text:span></text:p>
            </draw:text-box>
          </draw:frame>
          <draw:custom-shape draw:style-name="gr27" draw:text-style-name="P16" draw:layer="layout" svg:width="7.391cm" svg:height="6.756cm" svg:x="14.183cm" svg:y="18.0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52.686103300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" draw:text-style-name="P11" xml:id="id12" draw:id="id12" draw:layer="layout" svg:width="4.191cm" svg:height="2.667cm" svg:x="17.352cm" svg:y="6.131cm">
          <text:p text:style-name="P1">Atmospheric</text:p>
          <text:p text:style-name="P1">emis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6.443cm" svg:y1="7.464cm" svg:x2="17.352cm" svg:y2="7.464cm" draw:start-shape="id4" draw:start-glue-point="1" draw:end-shape="id12" draw:end-glue-point="3" svg:d="M16443 7464h909" svg:viewBox="0 0 910 1">
          <text:p/>
        </draw:connector>
        <draw:connector draw:style-name="gr29" draw:text-style-name="P3" draw:layer="layout" draw:type="curve" svg:x1="8.221cm" svg:y1="4.511cm" svg:x2="19.447cm" svg:y2="6.131cm" draw:start-shape="id1" draw:start-glue-point="2" draw:end-shape="id12" draw:end-glue-point="0" svg:d="M8221 4511c0 1215 11226 405 11226 1620" svg:viewBox="0 0 11227 1621">
          <text:p text:style-name="P9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30.0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9:48:17.382808363</meta:creation-date>
    <dc:date>2021-12-08T13:06:41.296428098</dc:date>
    <meta:editing-duration>PT55M15S</meta:editing-duration>
    <meta:editing-cycles>9</meta:editing-cycles>
    <meta:generator>LibreOffice/6.4.7.2$Linux_X86_64 LibreOffice_project/40$Build-2</meta:generator>
    <meta:document-statistic meta:object-count="43"/>
  </office:meta>
</office:document-meta>
</file>